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Époque</text:p>
          </table:table-cell>
          <table:table-cell office:value-type="string" calcext:value-type="string">
            <text:p>Exactitude (/10000)</text:p>
          </table:table-cell>
          <table:table-cell office:value-type="string" calcext:value-type="string">
            <text:p>Perte moyenne</text:p>
          </table:table-cell>
          <table:table-cell office:value-type="string" calcext:value-type="string">
            <text:p>Temps moyen (s)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35" calcext:value-type="float">
            <text:p>9735</text:p>
          </table:table-cell>
          <table:table-cell office:value-type="float" office:value="0.0881" calcext:value-type="float">
            <text:p>0.0881</text:p>
          </table:table-cell>
          <table:table-cell office:value-type="float" office:value="100.08" calcext:value-type="float">
            <text:p>100.0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41" calcext:value-type="float">
            <text:p>9841</text:p>
          </table:table-cell>
          <table:table-cell office:value-type="float" office:value="0.0464" calcext:value-type="float">
            <text:p>0.0464</text:p>
          </table:table-cell>
          <table:table-cell office:value-type="float" office:value="100.08" calcext:value-type="float">
            <text:p>100.0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86" calcext:value-type="float">
            <text:p>9886</text:p>
          </table:table-cell>
          <table:table-cell office:value-type="float" office:value="0.0365" calcext:value-type="float">
            <text:p>0.0365</text:p>
          </table:table-cell>
          <table:table-cell office:value-type="float" office:value="100.08" calcext:value-type="float">
            <text:p>100.0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66" calcext:value-type="float">
            <text:p>9766</text:p>
          </table:table-cell>
          <table:table-cell office:value-type="float" office:value="0.0737" calcext:value-type="float">
            <text:p>0.0737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47" calcext:value-type="float">
            <text:p>9847</text:p>
          </table:table-cell>
          <table:table-cell office:value-type="float" office:value="0.0456" calcext:value-type="float">
            <text:p>0.0456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68" calcext:value-type="float">
            <text:p>9868</text:p>
          </table:table-cell>
          <table:table-cell office:value-type="float" office:value="0.0364" calcext:value-type="float">
            <text:p>0.0364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33" calcext:value-type="float">
            <text:p>9733</text:p>
          </table:table-cell>
          <table:table-cell office:value-type="float" office:value="0.0835" calcext:value-type="float">
            <text:p>0.0835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57" calcext:value-type="float">
            <text:p>9857</text:p>
          </table:table-cell>
          <table:table-cell office:value-type="float" office:value="0.0447" calcext:value-type="float">
            <text:p>0.0447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78" calcext:value-type="float">
            <text:p>9878</text:p>
          </table:table-cell>
          <table:table-cell office:value-type="float" office:value="0.0361" calcext:value-type="float">
            <text:p>0.0361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46" calcext:value-type="float">
            <text:p>9446</text:p>
          </table:table-cell>
          <table:table-cell office:value-type="float" office:value="0.1928" calcext:value-type="float">
            <text:p>0.1928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20" calcext:value-type="float">
            <text:p>9620</text:p>
          </table:table-cell>
          <table:table-cell office:value-type="float" office:value="0.1177" calcext:value-type="float">
            <text:p>0.1177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05" calcext:value-type="float">
            <text:p>9705</text:p>
          </table:table-cell>
          <table:table-cell office:value-type="float" office:value="0.0959" calcext:value-type="float">
            <text:p>0.0959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51" calcext:value-type="float">
            <text:p>9351</text:p>
          </table:table-cell>
          <table:table-cell office:value-type="float" office:value="0.2127" calcext:value-type="float">
            <text:p>0.2127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62" calcext:value-type="float">
            <text:p>9662</text:p>
          </table:table-cell>
          <table:table-cell office:value-type="float" office:value="0.1068" calcext:value-type="float">
            <text:p>0.1068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77" calcext:value-type="float">
            <text:p>9777</text:p>
          </table:table-cell>
          <table:table-cell office:value-type="float" office:value="0.0729" calcext:value-type="float">
            <text:p>0.0729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office:value-type="float" office:value="0.1733" calcext:value-type="float">
            <text:p>0.1733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53" calcext:value-type="float">
            <text:p>9653</text:p>
          </table:table-cell>
          <table:table-cell office:value-type="float" office:value="0.1075" calcext:value-type="float">
            <text:p>0.1075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27" calcext:value-type="float">
            <text:p>9727</text:p>
          </table:table-cell>
          <table:table-cell office:value-type="float" office:value="0.0873" calcext:value-type="float">
            <text:p>0.0873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93" calcext:value-type="float">
            <text:p>9293</text:p>
          </table:table-cell>
          <table:table-cell office:value-type="float" office:value="0.226" calcext:value-type="float">
            <text:p>0.226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56" calcext:value-type="float">
            <text:p>9556</text:p>
          </table:table-cell>
          <table:table-cell office:value-type="float" office:value="0.1501" calcext:value-type="float">
            <text:p>0.1501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31" calcext:value-type="float">
            <text:p>9631</text:p>
          </table:table-cell>
          <table:table-cell office:value-type="float" office:value="0.1263" calcext:value-type="float">
            <text:p>0.1263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01" calcext:value-type="float">
            <text:p>9201</text:p>
          </table:table-cell>
          <table:table-cell office:value-type="float" office:value="0.2607" calcext:value-type="float">
            <text:p>0.2607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85" calcext:value-type="float">
            <text:p>9485</text:p>
          </table:table-cell>
          <table:table-cell office:value-type="float" office:value="0.1685" calcext:value-type="float">
            <text:p>0.1685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42" calcext:value-type="float">
            <text:p>9642</text:p>
          </table:table-cell>
          <table:table-cell office:value-type="float" office:value="0.1151" calcext:value-type="float">
            <text:p>0.1151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61" calcext:value-type="float">
            <text:p>9361</text:p>
          </table:table-cell>
          <table:table-cell office:value-type="float" office:value="0.2064" calcext:value-type="float">
            <text:p>0.2064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70" calcext:value-type="float">
            <text:p>9570</text:p>
          </table:table-cell>
          <table:table-cell office:value-type="float" office:value="0.1346" calcext:value-type="float">
            <text:p>0.1346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43" calcext:value-type="float">
            <text:p>9643</text:p>
          </table:table-cell>
          <table:table-cell office:value-type="float" office:value="0.1106" calcext:value-type="float">
            <text:p>0.1106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64" calcext:value-type="float">
            <text:p>8964</text:p>
          </table:table-cell>
          <table:table-cell office:value-type="float" office:value="0.3123" calcext:value-type="float">
            <text:p>0.3123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51" calcext:value-type="float">
            <text:p>9451</text:p>
          </table:table-cell>
          <table:table-cell office:value-type="float" office:value="0.1746" calcext:value-type="float">
            <text:p>0.1746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550" calcext:value-type="float">
            <text:p>9550</text:p>
          </table:table-cell>
          <table:table-cell office:value-type="float" office:value="0.1449" calcext:value-type="float">
            <text:p>0.1449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26" calcext:value-type="float">
            <text:p>9026</text:p>
          </table:table-cell>
          <table:table-cell office:value-type="float" office:value="0.3128" calcext:value-type="float">
            <text:p>0.3128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79" calcext:value-type="float">
            <text:p>9379</text:p>
          </table:table-cell>
          <table:table-cell office:value-type="float" office:value="0.2001" calcext:value-type="float">
            <text:p>0.2001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482" calcext:value-type="float">
            <text:p>9482</text:p>
          </table:table-cell>
          <table:table-cell office:value-type="float" office:value="0.1653" calcext:value-type="float">
            <text:p>0.1653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61" calcext:value-type="float">
            <text:p>9161</text:p>
          </table:table-cell>
          <table:table-cell office:value-type="float" office:value="0.2544" calcext:value-type="float">
            <text:p>0.2544</text:p>
          </table:table-cell>
          <table:table-cell office:value-type="float" office:value="53.44" calcext:value-type="float">
            <text:p>53.44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13" calcext:value-type="float">
            <text:p>9513</text:p>
          </table:table-cell>
          <table:table-cell office:value-type="float" office:value="0.1543" calcext:value-type="float">
            <text:p>0.1543</text:p>
          </table:table-cell>
          <table:table-cell office:value-type="float" office:value="53.44" calcext:value-type="float">
            <text:p>53.44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548" calcext:value-type="float">
            <text:p>9548</text:p>
          </table:table-cell>
          <table:table-cell office:value-type="float" office:value="0.1427" calcext:value-type="float">
            <text:p>0.1427</text:p>
          </table:table-cell>
          <table:table-cell office:value-type="float" office:value="53.44" calcext:value-type="float">
            <text:p>53.4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72" calcext:value-type="float">
            <text:p>9072</text:p>
          </table:table-cell>
          <table:table-cell office:value-type="float" office:value="0.3111" calcext:value-type="float">
            <text:p>0.3111</text:p>
          </table:table-cell>
          <table:table-cell office:value-type="float" office:value="46.44" calcext:value-type="float">
            <text:p>46.4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416" calcext:value-type="float">
            <text:p>9416</text:p>
          </table:table-cell>
          <table:table-cell office:value-type="float" office:value="0.1963" calcext:value-type="float">
            <text:p>0.1963</text:p>
          </table:table-cell>
          <table:table-cell office:value-type="float" office:value="46.44" calcext:value-type="float">
            <text:p>46.4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437" calcext:value-type="float">
            <text:p>9437</text:p>
          </table:table-cell>
          <table:table-cell office:value-type="float" office:value="0.181" calcext:value-type="float">
            <text:p>0.181</text:p>
          </table:table-cell>
          <table:table-cell office:value-type="float" office:value="46.44" calcext:value-type="float">
            <text:p>46.44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60" calcext:value-type="float">
            <text:p>9060</text:p>
          </table:table-cell>
          <table:table-cell office:value-type="float" office:value="0.3185" calcext:value-type="float">
            <text:p>0.3185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68" calcext:value-type="float">
            <text:p>9268</text:p>
          </table:table-cell>
          <table:table-cell office:value-type="float" office:value="0.2308" calcext:value-type="float">
            <text:p>0.2308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508" calcext:value-type="float">
            <text:p>9508</text:p>
          </table:table-cell>
          <table:table-cell office:value-type="float" office:value="0.1629" calcext:value-type="float">
            <text:p>0.1629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70" calcext:value-type="float">
            <text:p>9370</text:p>
          </table:table-cell>
          <table:table-cell office:value-type="float" office:value="0.2133" calcext:value-type="float">
            <text:p>0.2133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550" calcext:value-type="float">
            <text:p>9550</text:p>
          </table:table-cell>
          <table:table-cell office:value-type="float" office:value="0.1531" calcext:value-type="float">
            <text:p>0.1531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610" calcext:value-type="float">
            <text:p>9610</text:p>
          </table:table-cell>
          <table:table-cell office:value-type="float" office:value="0.1317" calcext:value-type="float">
            <text:p>0.1317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50" calcext:value-type="float">
            <text:p>8550</text:p>
          </table:table-cell>
          <table:table-cell office:value-type="float" office:value="0.4466" calcext:value-type="float">
            <text:p>0.4466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76" calcext:value-type="float">
            <text:p>9276</text:p>
          </table:table-cell>
          <table:table-cell office:value-type="float" office:value="0.2326" calcext:value-type="float">
            <text:p>0.2326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99" calcext:value-type="float">
            <text:p>9399</text:p>
          </table:table-cell>
          <table:table-cell office:value-type="float" office:value="0.1849" calcext:value-type="float">
            <text:p>0.1849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69" calcext:value-type="float">
            <text:p>8769</text:p>
          </table:table-cell>
          <table:table-cell office:value-type="float" office:value="0.3975" calcext:value-type="float">
            <text:p>0.3975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70" calcext:value-type="float">
            <text:p>9270</text:p>
          </table:table-cell>
          <table:table-cell office:value-type="float" office:value="0.2379" calcext:value-type="float">
            <text:p>0.2379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439" calcext:value-type="float">
            <text:p>9439</text:p>
          </table:table-cell>
          <table:table-cell office:value-type="float" office:value="0.1773" calcext:value-type="float">
            <text:p>0.1773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198" calcext:value-type="float">
            <text:p>9198</text:p>
          </table:table-cell>
          <table:table-cell office:value-type="float" office:value="0.2628" calcext:value-type="float">
            <text:p>0.2628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461" calcext:value-type="float">
            <text:p>9461</text:p>
          </table:table-cell>
          <table:table-cell office:value-type="float" office:value="0.1735" calcext:value-type="float">
            <text:p>0.1735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479" calcext:value-type="float">
            <text:p>9479</text:p>
          </table:table-cell>
          <table:table-cell office:value-type="float" office:value="0.1615" calcext:value-type="float">
            <text:p>0.1615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32" calcext:value-type="float">
            <text:p>8632</text:p>
          </table:table-cell>
          <table:table-cell office:value-type="float" office:value="0.4356" calcext:value-type="float">
            <text:p>0.4356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266" calcext:value-type="float">
            <text:p>9266</text:p>
          </table:table-cell>
          <table:table-cell office:value-type="float" office:value="0.2403" calcext:value-type="float">
            <text:p>0.2403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418" calcext:value-type="float">
            <text:p>9418</text:p>
          </table:table-cell>
          <table:table-cell office:value-type="float" office:value="0.1944" calcext:value-type="float">
            <text:p>0.1944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66" calcext:value-type="float">
            <text:p>8666</text:p>
          </table:table-cell>
          <table:table-cell office:value-type="float" office:value="0.4062" calcext:value-type="float">
            <text:p>0.4062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72" calcext:value-type="float">
            <text:p>9172</text:p>
          </table:table-cell>
          <table:table-cell office:value-type="float" office:value="0.2745" calcext:value-type="float">
            <text:p>0.2745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321" calcext:value-type="float">
            <text:p>9321</text:p>
          </table:table-cell>
          <table:table-cell office:value-type="float" office:value="0.2153" calcext:value-type="float">
            <text:p>0.2153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office:value-type="float" office:value="0.3133" calcext:value-type="float">
            <text:p>0.3133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339" calcext:value-type="float">
            <text:p>9339</text:p>
          </table:table-cell>
          <table:table-cell office:value-type="float" office:value="0.2015" calcext:value-type="float">
            <text:p>0.2015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484" calcext:value-type="float">
            <text:p>9484</text:p>
          </table:table-cell>
          <table:table-cell office:value-type="float" office:value="0.1653" calcext:value-type="float">
            <text:p>0.1653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98" calcext:value-type="float">
            <text:p>4198</text:p>
          </table:table-cell>
          <table:table-cell office:value-type="float" office:value="2.2491" calcext:value-type="float">
            <text:p>2.2491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78" calcext:value-type="float">
            <text:p>8978</text:p>
          </table:table-cell>
          <table:table-cell office:value-type="float" office:value="0.3452" calcext:value-type="float">
            <text:p>0.3452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183" calcext:value-type="float">
            <text:p>9183</text:p>
          </table:table-cell>
          <table:table-cell office:value-type="float" office:value="0.2544" calcext:value-type="float">
            <text:p>0.2544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45" calcext:value-type="float">
            <text:p>8945</text:p>
          </table:table-cell>
          <table:table-cell office:value-type="float" office:value="0.3294" calcext:value-type="float">
            <text:p>0.3294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431" calcext:value-type="float">
            <text:p>9431</text:p>
          </table:table-cell>
          <table:table-cell office:value-type="float" office:value="0.1897" calcext:value-type="float">
            <text:p>0.1897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81" calcext:value-type="float">
            <text:p>9481</text:p>
          </table:table-cell>
          <table:table-cell office:value-type="float" office:value="0.1749" calcext:value-type="float">
            <text:p>0.1749</text:p>
          </table:table-cell>
          <table:table-cell office:value-type="float" office:value="71.2" calcext:value-type="float">
            <text:p>7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00-00-00</text:date>, <text:time style:data-style-name="N2" text:time-value="20:15:21.103534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7:40:43.120854258</meta:creation-date>
    <dc:date>2023-12-12T22:47:31.056598333</dc:date>
    <meta:editing-duration>PT2H41M23S</meta:editing-duration>
    <meta:editing-cycles>198</meta:editing-cycles>
    <meta:generator>LibreOffice/7.6.3.2$Linux_X86_64 LibreOffice_project/4fe86607b5ac922e55f140471fda9b60bdaa980d</meta:generator>
    <meta:document-statistic meta:table-count="1" meta:cell-count="438" meta:object-count="0"/>
  </office:meta>
</office:document-meta>
</file>